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</office:font-face-decls>
  <office:automatic-styles>
    <style:style style:name="P1" style:family="paragraph" style:parent-style-name="Standard">
      <style:text-properties officeooo:rsid="00162f28" officeooo:paragraph-rsid="00162f28"/>
    </style:style>
    <style:style style:name="P2" style:family="paragraph" style:parent-style-name="Standard">
      <style:paragraph-properties>
        <style:tab-stops>
          <style:tab-stop style:position="0.423cm"/>
        </style:tab-stops>
      </style:paragraph-properties>
      <style:text-properties officeooo:rsid="00162f28" officeooo:paragraph-rsid="00162f28"/>
    </style:style>
    <style:style style:name="P3" style:family="paragraph" style:parent-style-name="Standard" style:list-style-name="L1">
      <style:text-properties officeooo:paragraph-rsid="0007bbcb"/>
    </style:style>
    <style:style style:name="P4" style:family="paragraph" style:parent-style-name="Standard" style:list-style-name="L1">
      <style:text-properties officeooo:paragraph-rsid="000f3da9"/>
    </style:style>
    <style:style style:name="P5" style:family="paragraph" style:parent-style-name="Standard" style:list-style-name="L1">
      <style:text-properties officeooo:paragraph-rsid="0012bf6c"/>
    </style:style>
    <style:style style:name="P6" style:family="paragraph" style:parent-style-name="Standard" style:list-style-name="L1">
      <style:text-properties officeooo:paragraph-rsid="00096513"/>
    </style:style>
    <style:style style:name="P7" style:family="paragraph" style:parent-style-name="Standard" style:list-style-name="L1">
      <style:text-properties officeooo:paragraph-rsid="0009ac90"/>
    </style:style>
    <style:style style:name="P8" style:family="paragraph" style:parent-style-name="Standard" style:list-style-name="L1">
      <style:text-properties officeooo:paragraph-rsid="000b08c4"/>
    </style:style>
    <style:style style:name="P9" style:family="paragraph" style:parent-style-name="Standard" style:list-style-name="L1">
      <style:text-properties officeooo:paragraph-rsid="000c1784"/>
    </style:style>
    <style:style style:name="P10" style:family="paragraph" style:parent-style-name="Standard" style:list-style-name="L1">
      <style:text-properties officeooo:paragraph-rsid="000c9b4e"/>
    </style:style>
    <style:style style:name="P11" style:family="paragraph" style:parent-style-name="Standard" style:list-style-name="L1">
      <style:text-properties officeooo:paragraph-rsid="000ce018"/>
    </style:style>
    <style:style style:name="P12" style:family="paragraph" style:parent-style-name="Standard" style:list-style-name="L1">
      <style:text-properties officeooo:paragraph-rsid="000e6562"/>
    </style:style>
    <style:style style:name="P13" style:family="paragraph" style:parent-style-name="Standard" style:list-style-name="L1">
      <style:text-properties officeooo:paragraph-rsid="001066e1"/>
    </style:style>
    <style:style style:name="P14" style:family="paragraph" style:parent-style-name="Standard" style:list-style-name="L1">
      <style:text-properties officeooo:paragraph-rsid="0010b6ec"/>
    </style:style>
    <style:style style:name="P15" style:family="paragraph" style:parent-style-name="Standard" style:list-style-name="L1">
      <style:text-properties officeooo:paragraph-rsid="0010dc21"/>
    </style:style>
    <style:style style:name="P16" style:family="paragraph" style:parent-style-name="Standard" style:list-style-name="L1">
      <style:text-properties officeooo:paragraph-rsid="00130330"/>
    </style:style>
    <style:style style:name="P17" style:family="paragraph" style:parent-style-name="Standard" style:list-style-name="L1">
      <style:text-properties officeooo:paragraph-rsid="0007bbcb" fo:background-color="#ffff00"/>
    </style:style>
    <style:style style:name="P18" style:family="paragraph" style:parent-style-name="Standard" style:list-style-name="L1">
      <style:text-properties officeooo:paragraph-rsid="000f3da9" fo:background-color="#ffff00"/>
    </style:style>
    <style:style style:name="P19" style:family="paragraph" style:parent-style-name="Standard" style:list-style-name="L1">
      <style:text-properties officeooo:paragraph-rsid="0012bf6c" fo:background-color="#ffff00"/>
    </style:style>
    <style:style style:name="P20" style:family="paragraph" style:parent-style-name="Standard" style:list-style-name="L1">
      <style:text-properties officeooo:paragraph-rsid="00096513" fo:background-color="#ffff00"/>
    </style:style>
    <style:style style:name="P21" style:family="paragraph" style:parent-style-name="Standard" style:list-style-name="L1">
      <style:text-properties officeooo:paragraph-rsid="0009ac90" fo:background-color="#ffff00"/>
    </style:style>
    <style:style style:name="P22" style:family="paragraph" style:parent-style-name="Standard" style:list-style-name="L1">
      <style:text-properties officeooo:paragraph-rsid="000b08c4" fo:background-color="#ffff00"/>
    </style:style>
    <style:style style:name="P23" style:family="paragraph" style:parent-style-name="Standard" style:list-style-name="L1">
      <style:text-properties officeooo:paragraph-rsid="000c1784" fo:background-color="#ffff00"/>
    </style:style>
    <style:style style:name="P24" style:family="paragraph" style:parent-style-name="Standard" style:list-style-name="L1">
      <style:text-properties officeooo:paragraph-rsid="000c9b4e" fo:background-color="#ffff00"/>
    </style:style>
    <style:style style:name="P25" style:family="paragraph" style:parent-style-name="Standard" style:list-style-name="L1">
      <style:text-properties officeooo:paragraph-rsid="000ce018" fo:background-color="#ffff00"/>
    </style:style>
    <style:style style:name="P26" style:family="paragraph" style:parent-style-name="Standard" style:list-style-name="L1">
      <style:text-properties officeooo:paragraph-rsid="000e6562" fo:background-color="#ffff00"/>
    </style:style>
    <style:style style:name="P27" style:family="paragraph" style:parent-style-name="Standard" style:list-style-name="L1">
      <style:text-properties officeooo:paragraph-rsid="001066e1" fo:background-color="#ffff00"/>
    </style:style>
    <style:style style:name="P28" style:family="paragraph" style:parent-style-name="Standard" style:list-style-name="L1">
      <style:text-properties officeooo:paragraph-rsid="0010b6ec" fo:background-color="#ffff00"/>
    </style:style>
    <style:style style:name="P29" style:family="paragraph" style:parent-style-name="Standard" style:list-style-name="L1">
      <style:text-properties officeooo:paragraph-rsid="0010dc21" fo:background-color="#ffff00"/>
    </style:style>
    <style:style style:name="P30" style:family="paragraph" style:parent-style-name="Standard" style:list-style-name="L1">
      <style:text-properties officeooo:paragraph-rsid="00130330" fo:background-color="#ffff00"/>
    </style:style>
    <style:style style:name="P31" style:family="paragraph" style:parent-style-name="Standard" style:list-style-name="L1">
      <style:text-properties officeooo:paragraph-rsid="000c9b4e" fo:background-color="transparent"/>
    </style:style>
    <style:style style:name="P32" style:family="paragraph" style:parent-style-name="Standard" style:list-style-name="L1">
      <style:paragraph-properties>
        <style:tab-stops>
          <style:tab-stop style:position="0.529cm"/>
        </style:tab-stops>
      </style:paragraph-properties>
      <style:text-properties officeooo:paragraph-rsid="000ce018"/>
    </style:style>
    <style:style style:name="P33" style:family="paragraph" style:parent-style-name="Standard" style:list-style-name="L1">
      <style:paragraph-properties>
        <style:tab-stops>
          <style:tab-stop style:position="0.318cm"/>
        </style:tab-stops>
      </style:paragraph-properties>
      <style:text-properties officeooo:paragraph-rsid="000e6562"/>
    </style:style>
    <style:style style:name="P34" style:family="paragraph" style:parent-style-name="Standard" style:list-style-name="L1">
      <style:paragraph-properties>
        <style:tab-stops>
          <style:tab-stop style:position="0.318cm"/>
        </style:tab-stops>
      </style:paragraph-properties>
      <style:text-properties officeooo:paragraph-rsid="0010dc21"/>
    </style:style>
    <style:style style:name="P35" style:family="paragraph" style:parent-style-name="Standard" style:list-style-name="L1">
      <style:paragraph-properties>
        <style:tab-stops>
          <style:tab-stop style:position="0.318cm"/>
        </style:tab-stops>
      </style:paragraph-properties>
      <style:text-properties officeooo:paragraph-rsid="00130330"/>
    </style:style>
    <style:style style:name="P36" style:family="paragraph" style:parent-style-name="Standard" style:list-style-name="L1" style:master-page-name="">
      <loext:graphic-properties draw:fill="none"/>
      <style:paragraph-properties fo:margin-left="1.499cm" fo:margin-right="0cm" fo:text-indent="-0.6cm" style:auto-text-indent="false" style:page-number="auto" fo:background-color="transparent">
        <style:tab-stops>
          <style:tab-stop style:position="0.291cm"/>
        </style:tab-stops>
      </style:paragraph-properties>
      <style:text-properties officeooo:paragraph-rsid="001066e1"/>
    </style:style>
    <style:style style:name="P37" style:family="paragraph" style:parent-style-name="Standard" style:list-style-name="L1">
      <style:paragraph-properties>
        <style:tab-stops>
          <style:tab-stop style:position="0.238cm"/>
        </style:tab-stops>
      </style:paragraph-properties>
      <style:text-properties officeooo:paragraph-rsid="0010b6ec"/>
    </style:style>
    <style:style style:name="P38" style:family="paragraph" style:parent-style-name="Standard" style:list-style-name="L1">
      <style:paragraph-properties>
        <style:tab-stops>
          <style:tab-stop style:position="0.423cm"/>
        </style:tab-stops>
      </style:paragraph-properties>
      <style:text-properties officeooo:paragraph-rsid="00130330"/>
    </style:style>
    <style:style style:name="P39" style:family="paragraph" style:parent-style-name="Standard">
      <style:text-properties officeooo:rsid="001814dd" officeooo:paragraph-rsid="001814dd"/>
    </style:style>
    <style:style style:name="P40" style:family="paragraph" style:parent-style-name="Standard">
      <style:text-properties officeooo:rsid="00195b9c" officeooo:paragraph-rsid="00195b9c"/>
    </style:style>
    <style:style style:name="T1" style:family="text">
      <style:text-properties officeooo:rsid="00195b9c"/>
    </style:style>
    <text:list-style style:name="L1">
      <text:list-level-style-number text:level="1" loext:num-list-format=" %1%)" style:num-prefix=" " style:num-suffix=")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 %2%)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 %3%)" style:num-prefix=" " style:num-suffix=")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 %4%)" style:num-prefix=" 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bullet text:level="5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item>
          <text:p text:style-name="P3">¿Qué función cumple el planificador de procesos en un sistema operativo?</text:p>
          <text:list>
            <text:list-item>
              <text:p text:style-name="P17">Asignar recursos de hardware a los procesos</text:p>
            </text:list-item>
            <text:list-item>
              <text:p text:style-name="P3">Administrar la memoria virtual del sistema</text:p>
            </text:list-item>
            <text:list-item>
              <text:p text:style-name="P3">Controlar la entrada y salida de datos</text:p>
            </text:list-item>
            <text:list-item>
              <text:p text:style-name="P3">Compilar el código fuente de los programas</text:p>
            </text:list-item>
          </text:list>
        </text:list-item>
        <text:list-item>
          <text:p text:style-name="P3">¿Cuál de los siguientes gestores de arranque es utilizado comúnmente en sistemas operativos Windows ?</text:p>
          <text:list>
            <text:list-item>
              <text:p text:style-name="P3">GRUB (Grand Unified Bootloader)</text:p>
            </text:list-item>
            <text:list-item>
              <text:p text:style-name="P3">LILO (LInux LOader)</text:p>
            </text:list-item>
            <text:list-item>
              <text:p text:style-name="P17">NTLDR (New Technology Loader)</text:p>
            </text:list-item>
            <text:list-item>
              <text:p text:style-name="P3"><text:s/>rEFInd (UEFI boot manager)</text:p>
            </text:list-item>
          </text:list>
        </text:list-item>
      </text:list>
      <text:p text:style-name="P1">NOTA: rEFind es un gestor genérico que arranca cualquier sistema operativo. NO es Windows Boot manager</text:p>
      <text:list text:continue-numbering="true" text:style-name="L1">
        <text:list-item>
          <text:p text:style-name="P4">¿Qué es el swapping de páginas en la gestión de memoria?</text:p>
          <text:list>
            <text:list-item>
              <text:p text:style-name="P18">Un proceso mediante el cual se transfieren páginas completas entre la memoria principal y el disco</text:p>
            </text:list-item>
            <text:list-item>
              <text:p text:style-name="P4">Un método de compresión de datos para ahorrar espacio en la memoria</text:p>
            </text:list-item>
            <text:list-item>
              <text:p text:style-name="P4">Un método de asignación de memoria que divide la memoria en segmentos de tamaño variable</text:p>
            </text:list-item>
            <text:list-item>
              <text:p text:style-name="P4">Un método de asignación de memoria que divide la memoria en bloques de tamaño fijo</text:p>
            </text:list-item>
          </text:list>
        </text:list-item>
        <text:list-item>
          <text:p text:style-name="P5">¿Qué característica es común en un sistema de archivos NTFS (New Technology File System)?</text:p>
          <text:list>
            <text:list-item>
              <text:p text:style-name="P5">No admite permisos de archivos</text:p>
            </text:list-item>
            <text:list-item>
              <text:p text:style-name="P5">Tamaño máximo de archivo limitado a 4 GB</text:p>
            </text:list-item>
            <text:list-item>
              <text:p text:style-name="P19">Soporte para compresión de archivos y encriptación</text:p>
            </text:list-item>
            <text:list-item>
              <text:p text:style-name="P5">Utiliza una tabla de asignación de archivos FAT</text:p>
            </text:list-item>
          </text:list>
        </text:list-item>
        <text:list-item>
          <text:p text:style-name="P6">¿Qué es un sistema operativo live?</text:p>
          <text:list>
            <text:list-item>
              <text:p text:style-name="P20">Un sistema operativo que se ejecuta directamente desde un CD o USB sin necesidad de instalación.</text:p>
            </text:list-item>
            <text:list-item>
              <text:p text:style-name="P6">Un sistema operativo diseñado exclusivamente para servidores en la nube.</text:p>
            </text:list-item>
            <text:list-item>
              <text:p text:style-name="P6">Un sistema operativo utilizado únicamente en dispositivos móviles.</text:p>
            </text:list-item>
            <text:list-item>
              <text:p text:style-name="P6">Un sistema operativo que requiere una activación en línea para funcionar.</text:p>
            </text:list-item>
          </text:list>
        </text:list-item>
        <text:list-item>
          <text:p text:style-name="P7">¿Qué tipo de licencia de software permite a los usuarios utilizar, modificar y distribuir el software de forma gratuita, pero con la condición de que los derivados también se distribuyan bajo una licencia similar?</text:p>
          <text:list>
            <text:list-item>
              <text:p text:style-name="P7">Licencia Propietaria</text:p>
            </text:list-item>
            <text:list-item>
              <text:p text:style-name="P7">Licencia Freeware</text:p>
            </text:list-item>
            <text:list-item>
              <text:p text:style-name="P21">Licencia Copyleft</text:p>
            </text:list-item>
            <text:list-item>
              <text:p text:style-name="P7">Licencia Shareware</text:p>
            </text:list-item>
          </text:list>
        </text:list-item>
      </text:list>
      <text:p text:style-name="P1">NOTA: Freeware es software gratuito independientemente de tener o no el código fuente. <text:span text:style-name="T1">Shareware es de “coste compartido”</text:span></text:p>
      <text:list text:continue-numbering="true" text:style-name="L1">
        <text:list-item>
          <text:p text:style-name="P8">¿Qué sistema operativo es utilizado en dispositivos móviles y tabletas, desarrollado por Google y basado en el núcleo de Linux?</text:p>
          <text:list>
            <text:list-item>
              <text:p text:style-name="P8">iOS</text:p>
            </text:list-item>
            <text:list-item>
              <text:p text:style-name="P8">macOS</text:p>
            </text:list-item>
            <text:list-item>
              <text:p text:style-name="P22">Android</text:p>
            </text:list-item>
            <text:list-item>
              <text:p text:style-name="P8">Windows Phone</text:p>
            </text:list-item>
          </text:list>
        </text:list-item>
        <text:list-item>
          <text:p text:style-name="P9">¿Cuál fue la primera versión de Windows en introducir el concepto de cuentas de usuario con diferentes niveles de privilegios?</text:p>
          <text:list>
            <text:list-item>
              <text:p text:style-name="P9">Windows 95</text:p>
            </text:list-item>
            <text:list-item>
              <text:p text:style-name="P23">Windows NT</text:p>
            </text:list-item>
            <text:list-item>
              <text:p text:style-name="P9">Windows 2000</text:p>
            </text:list-item>
            <text:list-item>
              <text:p text:style-name="P9"><text:soft-page-break/>Windows XP</text:p>
            </text:list-item>
          </text:list>
        </text:list-item>
      </text:list>
      <text:p text:style-name="P1">NOTA: Windows NT soportaba usuarios el siglo pasado. El precursor de todos los windows actuales. RECORDAD que todos los windows actuales se identifican como “verisiones de NT” … cosas de tener el mismo núcleo.</text:p>
      <text:list text:continue-numbering="true" text:style-name="L1">
        <text:list-item>
          <text:p text:style-name="P10">¿Cuál de las siguientes versiones de Windows introdujo la característica Aero Glass, que proporcionaba efectos visuales mejorados como transparencias y sombras?</text:p>
          <text:list>
            <text:list-item>
              <text:p text:style-name="P24">Windows Vista</text:p>
            </text:list-item>
            <text:list-item>
              <text:p text:style-name="P31">Windows 7</text:p>
            </text:list-item>
            <text:list-item>
              <text:p text:style-name="P10">Windows 8</text:p>
            </text:list-item>
            <text:list-item>
              <text:p text:style-name="P10">Windows 10</text:p>
            </text:list-item>
          </text:list>
        </text:list-item>
      </text:list>
      <text:p text:style-name="P39">NOTA: el viejo VISTA fué el primero en incorporar aero glass <text:a xlink:type="simple" xlink:href="https://es.wikipedia.org/wiki/Windows_Aero" text:style-name="Internet_20_link" text:visited-style-name="Visited_20_Internet_20_Link">https://es.wikipedia.org/wiki/Windows_Aero</text:a> </text:p>
      <text:list text:continue-numbering="true" text:style-name="L1">
        <text:list-item>
          <text:p text:style-name="P32">¿Qué es el modelo cliente-servidor en el contexto del subsistema de comunicación?</text:p>
          <text:list>
            <text:list-item>
              <text:p text:style-name="P11">Un modelo de comunicación donde cada proceso puede actuar como cliente o servidor según sea necesario</text:p>
            </text:list-item>
            <text:list-item>
              <text:p text:style-name="P11">Un modelo de comunicación donde un proceso controla todos los aspectos de la comunicación</text:p>
            </text:list-item>
            <text:list-item>
              <text:p text:style-name="P25">Un modelo de comunicación donde un proceso solicita servicios a otro proceso dedicado (servidor)</text:p>
            </text:list-item>
            <text:list-item>
              <text:p text:style-name="P11">Un modelo de comunicación donde los procesos intercambian datos de manera independiente</text:p>
            </text:list-item>
          </text:list>
        </text:list-item>
      </text:list>
      <text:p text:style-name="P1">NOTA: existen procesos cliente y servidor (sockets) que se comunican en un canal de comunicación pero son procesos diferentes </text:p>
      <text:list text:continue-numbering="true" text:style-name="L1">
        <text:list-item>
          <text:p text:style-name="P33">¿Qué es la memoria paginada en la gestión de memoria?</text:p>
          <text:list>
            <text:list-item>
              <text:p text:style-name="P12">Un método de asignación de memoria que divide la memoria en bloques de tamaño fijo</text:p>
            </text:list-item>
            <text:list-item>
              <text:p text:style-name="P12">Un método de asignación de memoria que divide la memoria en segmentos de tamaño variable</text:p>
            </text:list-item>
            <text:list-item>
              <text:p text:style-name="P26">Un método de asignación de memoria que divide la memoria en páginas de tamaño fijo</text:p>
            </text:list-item>
            <text:list-item>
              <text:p text:style-name="P12">Un método de asignación de memoria que divide la memoria en páginas de tamaño variable</text:p>
            </text:list-item>
          </text:list>
        </text:list-item>
      </text:list>
      <text:p text:style-name="P40">NOTA: Sistemas operativos como Solaris tienen la capacidad de definir páginas de memoria variable pero <text:s/>… es raro. </text:p>
      <text:list text:continue-numbering="true" text:style-name="L1">
        <text:list-item>
          <text:p text:style-name="P36">¿Qué es un cortafuegos (firewall) en el contexto de la seguridad del sistema operativo?</text:p>
          <text:list>
            <text:list-item>
              <text:p text:style-name="P13">Herramienta para proteger el sistema contra malware</text:p>
            </text:list-item>
            <text:list-item>
              <text:p text:style-name="P27">Dispositivo o software que controla el tráfico de red entrante y saliente</text:p>
            </text:list-item>
            <text:list-item>
              <text:p text:style-name="P13">Medida para prevenir la pérdida de datos por fallos de hardware</text:p>
            </text:list-item>
            <text:list-item>
              <text:p text:style-name="P13">Método para evitar la sobrecarga del sistema mediante la asignación de recursos</text:p>
            </text:list-item>
          </text:list>
        </text:list-item>
        <text:list-item>
          <text:p text:style-name="P37">¿Qué es la prioridad de un proceso en el contexto de la planificación de procesos?</text:p>
          <text:list>
            <text:list-item>
              <text:p text:style-name="P14">El tiempo total que un proceso ha estado en ejecución</text:p>
            </text:list-item>
            <text:list-item>
              <text:p text:style-name="P14">La cantidad de recursos asignados a un proceso</text:p>
            </text:list-item>
            <text:list-item>
              <text:p text:style-name="P28">El nivel de importancia relativa de un proceso en comparación con otros</text:p>
            </text:list-item>
            <text:list-item>
              <text:p text:style-name="P14">El tiempo que un proceso pasa esperando en la cola de listos</text:p>
            </text:list-item>
          </text:list>
        </text:list-item>
        <text:list-item>
          <text:p text:style-name="P34">¿Cuál de los siguientes sistemas de archivos es más adecuado para sistemas operativos Windows?</text:p>
          <text:list>
            <text:list-item>
              <text:p text:style-name="P15">ext4</text:p>
            </text:list-item>
            <text:list-item>
              <text:p text:style-name="P29">NTFS</text:p>
            </text:list-item>
            <text:list-item>
              <text:p text:style-name="P15">HFS+</text:p>
            </text:list-item>
            <text:list-item>
              <text:p text:style-name="P15">exFAT</text:p>
            </text:list-item>
          </text:list>
        </text:list-item>
        <text:list-item>
          <text:p text:style-name="P35">¿Cuál de las siguientes tareas no es responsabilidad del subsistema de E/S en un sistema operativo?</text:p>
          <text:list>
            <text:list-item>
              <text:p text:style-name="P16">Gestionar la impresión de documentos</text:p>
            </text:list-item>
            <text:list-item>
              <text:p text:style-name="P30">Coordinar la ejecución de procesos en el CPU</text:p>
            </text:list-item>
            <text:list-item>
              <text:p text:style-name="P16"><text:soft-page-break/>Controlar la transferencia de datos entre dispositivos</text:p>
            </text:list-item>
            <text:list-item>
              <text:p text:style-name="P38">Administrar la entrada desde dispositivos de usuario</text:p>
            </text:list-item>
          </text:list>
        </text:list-item>
      </text:list>
      <text:p text:style-name="P2">NOTA: la ejecución d procesos depende del scheduler (planificador de procesos). <text:span text:style-name="T1">La impresora es un dispositivo de salida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StarSymbol" svg:font-family="Star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8T18:10:49.581560283</meta:creation-date>
    <dc:date>2024-02-27T20:04:11.108189729</dc:date>
    <meta:editing-duration>PT1H31M26S</meta:editing-duration>
    <meta:editing-cycles>21</meta:editing-cycles>
    <meta:generator>LibreOffice/7.6.2.1$Linux_X86_64 LibreOffice_project/56f7684011345957bbf33a7ee678afaf4d2ba333</meta:generator>
    <meta:document-statistic meta:table-count="0" meta:image-count="0" meta:object-count="0" meta:page-count="3" meta:paragraph-count="82" meta:word-count="876" meta:character-count="5276" meta:non-whitespace-character-count="4477"/>
  </office:meta>
</office:document-meta>
</file>